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e8d0" officeooo:paragraph-rsid="001de8d0"/>
    </style:style>
    <style:style style:name="P2" style:family="paragraph" style:parent-style-name="Standard" style:list-style-name="List_20_1">
      <style:text-properties officeooo:paragraph-rsid="001de8d0"/>
    </style:style>
    <style:style style:name="P3" style:family="paragraph" style:parent-style-name="Standard" style:list-style-name="List_20_1">
      <style:text-properties officeooo:rsid="00209ea1" officeooo:paragraph-rsid="00209ea1"/>
    </style:style>
    <style:style style:name="T1" style:family="text">
      <style:text-properties officeooo:rsid="001de8d0"/>
    </style:style>
    <style:style style:name="T2" style:family="text">
      <style:text-properties officeooo:rsid="001f8e16"/>
    </style:style>
    <style:style style:name="T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k vond de opdracht relatief simpel maar wel interessant aangezien ik nooit meer met puur Java applicaties over Inherentence / Abstraction hoef na te denken. Ik heb ongeveer 2 uur over de opdracht gedaan omdat ik mijn aanpak een keer moest aanpassen.</text:p>
      <text:p text:style-name="Standard"/>
      <text:p text:style-name="P1">De volgende punten zijn de grootse aanpassen die ik heb gemaakt aan de klassenstructuur. </text:p>
      <text:list text:style-name="List_20_1">
        <text:list-item>
          <text:p text:style-name="P2"><text:span text:style-name="T1">Ik heb een abstracte class animals aangemaakt, deze abstracte klas werkt als blueprint voor mijn concrete dieren om algemeen gedrag te definiëren. </text:span></text:p>
        </text:list-item>
        <text:list-item>
          <text:p text:style-name="P2"><text:span text:style-name="T1">Er zijn drie interfaces aangemaakt die de verschillende diëten van de dieren reflecteren, hierbij kunnen carnivoren vlees eten, herbivoren bladeren en extends omnivoor beide interfaces.</text:span></text:p>
        </text:list-item>
        <text:list-item>
          <text:p text:style-name="P2"><text:span text:style-name="T1">De sayHello methode wordt niet </text:span><text:span text:style-name="T2">overriden</text:span><text:span text:style-name="T1"> maar ik voed hem aan de superclass in de constructor om redundancy te voorkomen aangezien we geen custom gedrag toevoegen aan deze methode in andere classes.</text:span></text:p>
        </text:list-item>
        <text:list-item>
          <text:p text:style-name="P3">Alle animals worden toegevoegd aan een hashmap in de Zoo class, hierdoor kan ik alle dieren aanspreken bij de methodes waar dat nodig is.</text:p>
        </text:list-item>
        <text:list-item>
          <text:p text:style-name="P3">Ik een processCommand methode in de Zoo class toegevoegd om de commands te verwerken. Hierbij wordt de opgegeven command opgesplitst in het deel command en dierennaam en gematched aan een dierenobject.</text:p>
        </text:list-item>
        <text:list-item>
          <text:p text:style-name="P3">Een performCommand methode die de verwerkte command en dierenObject gebruikt om de opgegeven command uit te voer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14:11:03.890000000</meta:creation-date>
    <dc:date>2023-12-04T14:57:04.471000000</dc:date>
    <meta:editing-duration>PT41M48S</meta:editing-duration>
    <meta:editing-cycles>3</meta:editing-cycles>
    <meta:generator>LibreOffice/7.6.2.1$Windows_X86_64 LibreOffice_project/56f7684011345957bbf33a7ee678afaf4d2ba333</meta:generator>
    <meta:print-date>2023-12-04T14:54:36.470000000</meta:print-date>
    <meta:printed-by>PDF files</meta:printed-by>
    <meta:document-statistic meta:table-count="0" meta:image-count="0" meta:object-count="0" meta:page-count="1" meta:paragraph-count="8" meta:word-count="213" meta:character-count="1328" meta:non-whitespace-character-count="1127"/>
  </office:meta>
</office:document-meta>
</file>